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00000012042356785A11AB1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exゴシック" svg:font-family="IPAexゴシック" style:font-family-generic="system" style:font-pitch="variable"/>
    <style:font-face style:name="IPA明朝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6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515cm"/>
      <style:paragraph-properties style:writing-mode="lr-tb"/>
    </style:style>
    <style:style style:name="gr6" style:family="graphic" style:parent-style-name="standard">
      <style:graphic-properties draw:stroke="none" draw:fill="none" fo:min-height="1.319cm"/>
      <style:paragraph-properties style:writing-mode="lr-tb"/>
    </style:style>
    <style:style style:name="gr7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22pt" style:font-weight-complex="600"/>
    </style:style>
    <style:style style:name="P3" style:family="paragraph">
      <loext:graphic-properties draw:fill="none" draw:fill-color="#ffffff"/>
      <style:paragraph-properties style:writing-mode="lr-tb"/>
      <style:text-properties fo:font-size="32pt" style:font-size-asian="32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60pt" style:font-size-asian="60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22pt" style:font-weight-complex="600"/>
    </style:style>
    <style:style style:name="T2" style:family="text">
      <style:text-properties fo:font-size="12pt" style:font-size-asian="12pt" style:font-size-complex="10pt" style:font-weight-complex="600"/>
    </style:style>
    <style:style style:name="T3" style:family="text">
      <style:text-properties fo:font-size="32pt" style:font-size-asian="32pt" style:font-size-complex="18pt"/>
    </style:style>
    <style:style style:name="T4" style:family="text">
      <style:text-properties fo:font-size="60pt" style:font-size-asian="6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0.315cm" svg:height="2.937cm" svg:x="2.985cm" svg:y="6.045cm">
          <draw:text-box>
            <text:p text:style-name="P1"><text:span text:style-name="T1"><text:s text:c="67"/></text:span><text:span text:style-name="T1">　第２版</text:span></text:p>
            <text:p text:style-name="P1"><text:span text:style-name="T1">- Selected Unix Commands for Beginners -</text:span></text:p>
            <text:p text:style-name="P1"><text:span text:style-name="T2"/></text:p>
          </draw:text-box>
        </draw:frame>
        <draw:frame draw:style-name="gr2" draw:text-style-name="P3" draw:layer="layout" svg:width="9.1cm" svg:height="1.517cm" svg:x="2.9cm" svg:y="5cm">
          <draw:text-box>
            <text:p><text:span text:style-name="T3">厳選</text:span><text:span text:style-name="T3">Unix</text:span><text:span text:style-name="T3">コマンド</text:span></text:p>
          </draw:text-box>
        </draw:frame>
        <draw:frame draw:style-name="gr3" draw:text-style-name="P4" draw:layer="layout" svg:width="4cm" svg:height="2.368cm" svg:x="3cm" svg:y="9cm">
          <draw:text-box>
            <text:p><text:span text:style-name="T4">ｌｓ</text:span></text:p>
          </draw:text-box>
        </draw:frame>
        <draw:frame draw:style-name="gr3" draw:text-style-name="P4" draw:layer="layout" svg:width="4cm" svg:height="2.368cm" svg:x="3cm" svg:y="9cm">
          <draw:text-box>
            <text:p><text:span text:style-name="T4">ｌｓ</text:span></text:p>
          </draw:text-box>
        </draw:frame>
        <draw:frame draw:style-name="gr4" draw:text-style-name="P3" draw:layer="layout" svg:width="4cm" svg:height="2.2cm" draw:transform="rotate (0.750317045432362) translate (7.244cm 12.615cm)">
          <draw:text-box>
            <text:p><text:span text:style-name="T3">cd ..</text:span></text:p>
          </draw:text-box>
        </draw:frame>
        <draw:frame draw:style-name="gr5" draw:text-style-name="P3" draw:layer="layout" svg:width="10cm" svg:height="2.783cm" svg:x="3cm" svg:y="14cm">
          <draw:text-box>
            <text:p><text:span text:style-name="T3">$ ssh -i id_rsa …</text:span></text:p>
            <text:p><text:span text:style-name="T3">$ aws s3 ls ...</text:span></text:p>
          </draw:text-box>
        </draw:frame>
        <draw:frame draw:style-name="gr6" draw:text-style-name="P2" draw:layer="layout" svg:width="7.815cm" svg:height="2.413cm" svg:x="3.685cm" svg:y="8cm">
          <draw:text-box>
            <text:p text:style-name="P1"><text:span text:style-name="T1">公立千歳科学技術大学</text:span><text:span text:style-name="T1">IT</text:span><text:span text:style-name="T1">インフラ部 著</text:span></text:p>
            <text:p text:style-name="P1"><text:span text:style-name="T1">　　　　　　　　　　深町賢一 監修</text:span></text:p>
            <text:p text:style-name="P1"><text:span text:style-name="T2"/></text:p>
          </draw:text-box>
        </draw:frame>
        <draw:frame draw:style-name="gr7" draw:text-style-name="P5" draw:layer="layout" svg:width="3cm" svg:height="3cm" svg:x="10.134cm" svg:y="16.002cm">
          <draw:image xlink:href="Pictures/10000000000001200000012042356785A11AB1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exゴシック" svg:font-family="IPAexゴシック" style:font-family-generic="system" style:font-pitch="variable"/>
    <style:font-face style:name="IPA明朝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L ゴシック" svg:font-family="'VL 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Lines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Lines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Lines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Lines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22:41:50.321665748</meta:creation-date>
    <dc:date>2025-02-24T09:13:41.407095864</dc:date>
    <meta:editing-duration>PT6M38S</meta:editing-duration>
    <meta:editing-cycles>6</meta:editing-cycles>
    <meta:generator>LibreOffice/7.4.7.2$Linux_X86_64 LibreOffice_project/40$Build-2</meta:generator>
    <meta:document-statistic meta:object-count="8"/>
  </office:meta>
</office:document-meta>
</file>